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iberation Sans" svg:font-family="'Liberation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style>
    <style:style style:name="P3" style:family="paragraph" style:parent-style-name="Standard">
      <style:text-properties fo:font-size="13pt" fo:font-weight="bold" style:font-size-asian="13pt" style:font-weight-asian="bold"/>
    </style:style>
    <style:style style:name="P4" style:family="paragraph" style:parent-style-name="Standard">
      <style:paragraph-properties fo:text-align="center" style:justify-single-word="false"/>
      <style:text-properties fo:font-size="13pt" fo:font-weight="bold" style:font-size-asian="13pt" style:font-weight-asian="bold"/>
    </style:style>
    <style:style style:name="P5" style:family="paragraph" style:parent-style-name="Standard">
      <style:text-properties fo:font-size="13pt" style:font-size-asian="13pt"/>
    </style:style>
    <style:style style:name="P6" style:family="paragraph" style:parent-style-name="Standard">
      <style:paragraph-properties fo:text-align="center" style:justify-single-word="false"/>
      <style:text-properties fo:font-size="13pt" style:font-size-asian="13pt"/>
    </style:style>
    <style:style style:name="P7" style:family="paragraph" style:parent-style-name="Standard">
      <style:paragraph-properties>
        <style:tab-stops>
          <style:tab-stop style:position="2.501cm"/>
        </style:tab-stops>
      </style:paragraph-properties>
      <style:text-properties fo:font-size="13pt" style:font-size-asian="13pt"/>
    </style:style>
    <style:style style:name="P8" style:family="paragraph" style:parent-style-name="Standard">
      <style:paragraph-properties>
        <style:tab-stops>
          <style:tab-stop style:position="5.502cm" style:type="right"/>
        </style:tab-stops>
      </style:paragraph-properties>
      <style:text-properties fo:font-size="13pt" style:font-size-asian="13pt"/>
    </style:style>
    <style:style style:name="P9" style:family="paragraph" style:parent-style-name="Standard">
      <style:paragraph-properties fo:text-align="justify" style:justify-single-word="false"/>
      <style:text-properties fo:font-size="13pt" style:font-size-asian="13pt"/>
    </style:style>
    <style:style style:name="P10" style:family="paragraph" style:parent-style-name="Standard">
      <style:paragraph-properties style:snap-to-layout-grid="false"/>
      <style:text-properties fo:font-size="13pt" style:font-size-asian="13pt"/>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style:tab-stops>
          <style:tab-stop style:position="2.501cm"/>
        </style:tab-stops>
      </style:paragraph-properties>
    </style:style>
    <style:style style:name="P13" style:family="paragraph" style:parent-style-name="Standard">
      <style:paragraph-properties fo:margin-left="2.487cm" fo:margin-right="0cm" fo:text-indent="0cm" style:auto-text-indent="false"/>
      <style:text-properties fo:font-size="13pt" style:font-size-asian="13pt"/>
    </style:style>
    <style:style style:name="P1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1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16"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17"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1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break-before="page"/>
    </style:style>
    <style:style style:name="P20" style:family="paragraph" style:parent-style-name="Text_20_body">
      <style:paragraph-properties fo:break-before="page"/>
    </style:style>
    <style:style style:name="P21" style:family="paragraph" style:parent-style-name="Heading_20_3">
      <style:text-properties fo:font-style="italic" style:font-style-asian="italic" style:font-style-complex="italic"/>
    </style:style>
    <style:style style:name="P22" style:family="paragraph" style:parent-style-name="Heading_20_3">
      <style:paragraph-properties fo:break-before="page"/>
    </style:style>
    <style:style style:name="P23"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24"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25"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26"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27"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28" style:family="paragraph" style:parent-style-name="Standard" style:list-style-name="WW8Num4">
      <style:paragraph-properties fo:margin-left="3.81cm" fo:margin-right="0cm" fo:text-indent="0cm" style:auto-text-indent="false"/>
      <style:text-properties fo:font-size="13pt" style:font-size-asian="13pt"/>
    </style:style>
    <style:style style:name="P29"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P30" style:family="paragraph" style:parent-style-name="Обычный_20_текст" style:list-style-name="WW8Num35"/>
    <style:style style:name="P31" style:family="paragraph" style:parent-style-name="Обычный_20_текст" style:list-style-name="WW8Num12"/>
    <style:style style:name="P32" style:family="paragraph" style:parent-style-name="Обычный_20_текст" style:list-style-name="WW8Num12">
      <style:text-properties style:font-weight-complex="bold"/>
    </style:style>
    <style:style style:name="P33" style:family="paragraph" style:parent-style-name="Обычный_20_текст" style:list-style-name="WW8Num34">
      <style:text-properties fo:font-size="14pt" style:font-size-asian="14pt" style:font-size-complex="14pt"/>
    </style:style>
    <style:style style:name="P34" style:family="paragraph" style:parent-style-name="Text_20_body" style:list-style-name="L2"/>
    <style:style style:name="P35" style:family="paragraph" style:parent-style-name="Text_20_body" style:list-style-name="L2">
      <style:text-properties fo:color="#800000" style:font-name="Liberation Mono" fo:font-size="10pt" fo:font-weight="bold" style:font-name-asian="Liberation Mono" style:font-size-asian="10pt" style:font-weight-asian="bold" style:font-name-complex="Liberation Mono" style:font-size-complex="10pt" style:font-weight-complex="bold"/>
    </style:style>
    <style:style style:name="P36" style:family="paragraph" style:parent-style-name="Text_20_body" style:list-style-name="L2">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P37" style:family="paragraph" style:parent-style-name="Text_20_body" style:list-style-name="L3">
      <style:text-properties style:font-name="Liberation Mono"/>
    </style:style>
    <style:style style:name="P38" style:family="paragraph" style:parent-style-name="Text_20_body" style:list-style-name="L3">
      <style:paragraph-properties fo:margin-top="0.212cm" fo:margin-bottom="0cm" fo:line-height="120%" fo:text-align="start" style:justify-single-word="false">
        <style:tab-stops>
          <style:tab-stop style:position="5.251cm"/>
        </style:tab-stops>
      </style:paragraph-properties>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6" style:family="text">
      <style:text-properties fo:font-style="normal" style:font-style-asian="normal" style:font-style-complex="normal"/>
    </style:style>
    <style:style style:name="T7" style:family="text">
      <style:text-properties fo:font-size="13pt" style:font-size-asian="13pt"/>
    </style:style>
    <style:style style:name="T8" style:family="text">
      <style:text-properties fo:font-size="13pt" fo:language="en" fo:country="US" style:font-size-asian="13pt"/>
    </style:style>
    <style:style style:name="T9" style:family="text">
      <style:text-properties fo:font-size="13pt" style:text-underline-style="solid" style:text-underline-width="auto" style:text-underline-color="font-color" style:font-size-asian="13pt"/>
    </style:style>
    <style:style style:name="T10" style:family="text">
      <style:text-properties fo:color="#000000"/>
    </style:style>
    <style:style style:name="T11" style:family="text">
      <style:text-properties fo:color="#000000" style:font-name="Liberation Mono"/>
    </style:style>
    <style:style style:name="T12" style:family="text">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T13" style:family="text">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T14" style:family="text">
      <style:text-properties style:font-name="Liberation Mono"/>
    </style:style>
    <style:style style:name="T15" style:family="text">
      <style:text-properties style:font-name="Liberation Mono" fo:font-size="13pt" style:font-size-asian="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21" text:outline-level="3">Объекты интеллектуальной собственности:</text:h>
      <text:list xml:id="list1392178169" text:style-name="WW8Num35">
        <text:list-item>
          <text:p text:style-name="P30">изобретения;</text:p>
        </text:list-item>
        <text:list-item>
          <text:p text:style-name="P30">промышленные образцы (дизайн);</text:p>
        </text:list-item>
        <text:list-item>
          <text:p text:style-name="P30">компьютерные программы (программы для ЭВМ);</text:p>
        </text:list-item>
        <text:list-item>
          <text:p text:style-name="P30">базы данных;</text:p>
        </text:list-item>
        <text:list-item>
          <text:p text:style-name="P30">произведения науки;</text:p>
        </text:list-item>
        <text:list-item>
          <text:p text:style-name="P30">произведения литературы;</text:p>
        </text:list-item>
        <text:list-item>
          <text:p text:style-name="P30">произведения искусства;</text:p>
        </text:list-item>
        <text:list-item>
          <text:p text:style-name="P30">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51649427" text:style-name="WW8Num12">
        <text:list-item>
          <text:p text:style-name="P31">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31">рабочая программа (или объектный код) - последовательность машинных <text:soft-page-break/>команд, т. е. команд, представленных на языке, понятном ЭВМ;</text:p>
        </text:list-item>
        <text:list-item>
          <text:p text:style-name="P31">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32">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742898563" text:style-name="WW8Num34">
        <text:list-item>
          <text:p text:style-name="P33">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33"><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text:soft-page-break/>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text:soft-page-break/>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2166518121" text:style-name="WW8Num18">
        <text:list-item>
          <text:p text:style-name="P23">заявление на официальную регистрацию</text:p>
        </text:list-item>
        <text:list-item>
          <text:p text:style-name="P23">реферат</text:p>
        </text:list-item>
        <text:list-item>
          <text:p text:style-name="P23">титульный лист</text:p>
        </text:list-item>
        <text:list-item>
          <text:p text:style-name="P23">состав программы</text:p>
          <text:p text:style-name="P24"/>
        </text:list-item>
      </text:list>
      <text:p text:style-name="P1">Р Е Ф Е Р А Т</text:p>
      <text:p text:style-name="P2"/>
      <text:p text:style-name="P14">Автор:<text:tab/>Еременок Андрей Вячеславович</text:p>
      <text:p text:style-name="P14">Правообладатель:<text:tab/>ОАО "НИЦ СПб ЭТУ"</text:p>
      <text:p text:style-name="P17">Программа для ЭВМ:<text:tab/><text:span text:style-name="T6">В</text:span><text:span text:style-name="T5">еб-редактор формализованных электронных документов на основе технологии GWT</text:span></text:p>
      <text:p text:style-name="P18">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15">Тип ЭВМ:<text:tab/>IBM PC/AT и совместимые с ней</text:p>
      <text:p text:style-name="P16"><text:span text:style-name="T7">ОС</text:span><text:span text:style-name="T8">:<text:tab/>Windows Server 2003</text:span></text:p>
      <text:p text:style-name="P14">Язык программирования:<text:tab/>Java, XML</text:p>
      <text:list xml:id="list1894521347" text:continue-numbering="true" text:style-name="WW8Num18">
        <text:list-header>
          <text:p text:style-name="P25">Объем:<text:tab/>40 Мбайт</text:p>
        </text:list-header>
      </text:list>
      <text:p text:style-name="P19"/>
      <text:p text:style-name="P4">ПРОГРАММА ДЛЯ ЭВМ</text:p>
      <text:p text:style-name="P11"/>
      <text:p text:style-name="Основной_20_текст_20_2">Веб-редактор формализованных электронных <text:s/>документов на основе технологии GWT</text:p>
      <text:p text:style-name="Standard"/>
      <text:p text:style-name="P6">Фрагменты исходного текста программы</text:p>
      <text:p text:style-name="P5"/>
      <text:p text:style-name="P6">Всего 70 листов</text:p>
      <text:p text:style-name="P5"/>
      <text:p text:style-name="P5"/>
      <text:p text:style-name="P5"/>
      <text:p text:style-name="P5"/>
      <text:p text:style-name="P5"/>
      <text:p text:style-name="P5"/>
      <text:p text:style-name="P7">Правообладатель:<text:tab/> <text:s/>ОАО "НИЦ СПб ЭТУ"</text:p>
      <text:p text:style-name="P5"/>
      <text:p text:style-name="P12"><text:span text:style-name="T7">Автор:<text:tab/></text:span><text:span text:style-name="T9">_Еременок Андрей Вячеславович <text:s/></text:span></text:p>
      <text:p text:style-name="P8"><text:s text:c="49"/>(ф., и., о.)</text:p>
      <text:p text:style-name="P5"/>
      <text:p text:style-name="P5"/>
      <text:p text:style-name="P5"/>
      <text:p text:style-name="P5"/>
      <text:p text:style-name="P5"/>
      <text:p text:style-name="P5"/>
      <text:p text:style-name="P5"/>
      <text:p text:style-name="P5"/>
      <text:p text:style-name="P5"/>
      <text:p text:style-name="P5">(C) ОАО "НИЦ СПб ЭТУ ", 2009</text:p>
      <text:p text:style-name="P5"/>
      <text:p text:style-name="P5"/>
      <text:p text:style-name="P5"/>
      <text:p text:style-name="P5"/>
      <text:p text:style-name="P5"/>
      <text:p text:style-name="P6">Санкт-Петербург</text:p>
      <text:list xml:id="list222122932" text:continue-numbering="true" text:style-name="WW8Num18">
        <text:list-header>
          <text:p text:style-name="P26">2009</text:p>
        </text:list-header>
      </text:list>
      <text:h text:style-name="P22" text:outline-level="3">Состав программного комплекса</text:h>
      <text:h text:style-name="Heading_20_2" text:outline-level="2">Проект EDGWT</text:h>
      <text:list xml:id="list1727564653" text:style-name="L2">
        <text:list-item>
          <text:p text:style-name="P34"><text:span text:style-name="T12">Класс </text:span><text:span text:style-name="T12">ru.spb.nicetu.gwteditor.client.binding.binders.</text:span>WidgetBinder</text:p>
        </text:list-item>
        <text:list-item>
          <text:p text:style-name="P35"><text:span text:style-name="T11">Класс </text:span><text:span text:style-name="T10">ru.spb.nicetu.gwteditor.client.EDTypes.</text:span>EDForm</text:p>
        </text:list-item>
        <text:list-item>
          <text:p text:style-name="P35"><text:span text:style-name="T11">Класс </text:span><text:span text:style-name="T10">ru.spb.nicetu.gwteditor.client.EDTypes.</text:span>EDGoodsList</text:p>
        </text:list-item>
        <text:list-item>
          <text:p text:style-name="P35"><text:span text:style-name="T11">Класс </text:span><text:span text:style-name="T10">ru.spb.nicetu.gwteditor.client.EDTypes.</text:span>EDList</text:p>
        </text:list-item>
        <text:list-item>
          <text:p text:style-name="P35"><text:span text:style-name="T11">Класс </text:span><text:span text:style-name="T10">ru.spb.nicetu.gwteditor.client.logic.</text:span>Logic</text:p>
        </text:list-item>
        <text:list-item>
          <text:p text:style-name="P35"><text:span text:style-name="T11">Класс </text:span><text:span text:style-name="T10">ru.spb.nicetu.gwteditor.client.modules.</text:span>GWTEditor</text:p>
        </text:list-item>
        <text:list-item>
          <text:p text:style-name="P36"><text:span text:style-name="T14">Класс </text:span>ru.spb.nicetu.gwteditor.client.ui.widgets.interfaces.HasValue</text:p>
        </text:list-item>
        <text:list-item>
          <text:p text:style-name="P35"><text:span text:style-name="T11">Класс </text:span><text:span text:style-name="T10">ru.spb.nicetu.gwteditor.server.</text:span>EDServiceImpl</text:p>
        </text:list-item>
        <text:list-item>
          <text:p text:style-name="P35"><text:span text:style-name="T11">Класс </text:span><text:span text:style-name="T10">ru.spb.nicetu.gwteditor.server.database.loader.</text:span>Decl4Loader</text:p>
        </text:list-item>
        <text:list-item>
          <text:p text:style-name="P35"><text:span text:style-name="T11">Класс </text:span><text:span text:style-name="T10">ru.spb.nicetu.gwteditor.server.database.loader.typeimpl.</text:span>LoaderImpl</text:p>
        </text:list-item>
        <text:list-item>
          <text:p text:style-name="P35"><text:span text:style-name="T11">Класс </text:span><text:span text:style-name="T10">ru.spb.nicetu.gwteditor.server.emf.command.</text:span>Command</text:p>
        </text:list-item>
        <text:list-item>
          <text:p text:style-name="P35"><text:span text:style-name="T11">Класс </text:span><text:span text:style-name="T10">ru.spb.nicetu.gwteditor.server.emf.command.</text:span>TreeCommand</text:p>
        </text:list-item>
        <text:list-item>
          <text:p text:style-name="P35"><text:span text:style-name="T11">Класс </text:span><text:span text:style-name="T10">ru.spb.nicetu.gwteditor.server.emf.</text:span>EDUserContext</text:p>
        </text:list-item>
        <text:list-item>
          <text:p text:style-name="P35"><text:span text:style-name="T11">Класс </text:span><text:span text:style-name="T10">ru.spb.nicetu.gwteditor.server.emf.rootprovider.</text:span>RootProvider</text:p>
        </text:list-item>
        <text:list-item>
          <text:p text:style-name="P35"><text:span text:style-name="T11">Класс </text:span><text:span text:style-name="T10">ru.spb.nicetu.gwteditor.server.emf.rootprovider.</text:span>RootWrapper</text:p>
        </text:list-item>
        <text:list-item>
          <text:p text:style-name="P35"><text:span text:style-name="T11">Класс </text:span><text:span text:style-name="T10">ru.spb.nicetu.gwteditor.server.emf.validation.</text:span>EDValidator</text:p>
        </text:list-item>
        <text:list-item>
          <text:p text:style-name="P35"><text:span text:style-name="T11">Класс </text:span><text:span text:style-name="T10">ru.spb.nicetu.gwteditor.server.emf.</text:span>GarbageCollector</text:p>
        </text:list-item>
      </text:list>
      <text:h text:style-name="Heading_20_2" text:outline-level="2">Проект Markup2JCodeConverter</text:h>
      <text:list xml:id="list668607855" text:style-name="L3">
        <text:list-item>
          <text:p text:style-name="P37">Класс ru.spb.nic.converter.M2JC</text:p>
        </text:list-item>
        <text:list-item>
          <text:p text:style-name="P37">Класс ru.spb.nic.converter.BuildModel</text:p>
        </text:list-item>
        <text:list-item>
          <text:p text:style-name="P37">Класс ru.spb.nic.converter.visitor.NodeVisitor</text:p>
        </text:list-item>
        <text:list-item>
          <text:p text:style-name="P37">Класс ru.spb.nic.converter.visitor.FileContainer</text:p>
        </text:list-item>
        <text:list-item>
          <text:p text:style-name="P38"><text:span text:style-name="T15">Класс ru.spb.nic.converter.templates.EDClass</text:span></text:p>
        </text:list-item>
      </text:list>
      <text:h text:style-name="Heading_20_3" text:outline-level="3" text:is-list-header="true"/>
      <text:p text:style-name="P20"/>
      <text:h text:style-name="Heading_20_3" text:outline-level="3">Дополнительное соглашение к трудовому договору по вопросам интеллектуальной собственности</text:h>
      <text:p text:style-name="Standard"/>
      <text:p text:style-name="P4">ДОПОЛНИТЕЛЬНОЕ СОГЛАШЕНИЕ К ТРУДОВОМУ ДОГОВОРУ</text:p>
      <text:p text:style-name="P4">(КОНТРАКТУ) ПО ВОПРОСАМ ИНТЕЛЕКТУАЛЬНОЙ</text:p>
      <text:p text:style-name="P4">СОБСТВЕННОСТИ</text:p>
      <text:p text:style-name="P3"/>
      <text:p text:style-name="P9">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5"><text:tab/>Договорились о нижеследующем:</text:p>
      <text:list xml:id="list2027594528" text:style-name="WW8Num11">
        <text:list-item>
          <text:p text:style-name="P27">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27">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1143189595" text:style-name="WW8Num4">
        <text:list-item>
          <text:p text:style-name="P28">Получить регистрационное свидетельство на свое имя;</text:p>
        </text:list-item>
        <text:list-item>
          <text:p text:style-name="P28">Принять решение о сохранности ОИС в тайне (в режиме ноу-хау);</text:p>
        </text:list-item>
        <text:list-item>
          <text:p text:style-name="P28">Переуступить исключительные права в отношении Служебных ОИС третьему лицу;</text:p>
        </text:list-item>
        <text:list-item>
          <text:p text:style-name="P28">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1170313939" text:continue-list="list2027594528" text:style-name="WW8Num11">
        <text:list-item>
          <text:p text:style-name="P27">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27">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27">В целях предотвращения преждевременного, случайного или преднамеренного разглашения информации о технических решениях <text:soft-page-break/>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27">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27">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27">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27">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27">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13"/>
      <text:p text:style-name="P13"/>
      <text:p text:style-name="P13"/>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0">Работодатель:</text:p>
            <text:p text:style-name="P5">Генеральный директор</text:p>
            <text:p text:style-name="P5">ОАО «НИЦ СПбЭТУ»</text:p>
            <text:p text:style-name="P5">_____________________ Тихов Г.А.</text:p>
          </table:table-cell>
          <table:table-cell table:style-name="Таблица12.A1" office:value-type="string">
            <text:p text:style-name="P10">Работник:</text:p>
            <text:p text:style-name="P5"/>
            <text:p text:style-name="P5"/>
            <text:p text:style-name="P5">_____________________ Еременок А.В.</text:p>
          </table:table-cell>
        </table:table-row>
      </table:table>
      <text:list xml:id="list1944878099" text:continue-list="list222122932" text:style-name="WW8Num18">
        <text:list-header>
          <text:p text:style-name="P2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Liberation Sans" svg:font-family="'Liberation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23T02:59:06</dc:date>
    <dc:creator>Андрей Ерёменок</dc:creator>
    <meta:editing-duration>PT01H42M32S</meta:editing-duration>
    <meta:editing-cycles>8</meta:editing-cycles>
    <meta:document-statistic meta:table-count="1" meta:image-count="0" meta:object-count="0" meta:page-count="9" meta:paragraph-count="116" meta:word-count="1684" meta:character-count="14094"/>
    <meta:user-defined meta:name="Поле 1"/>
    <meta:user-defined meta:name="Поле 2"/>
    <meta:user-defined meta:name="Поле 3"/>
    <meta:user-defined meta:name="Поле 4"/>
  </office:meta>
</office:document-meta>
</file>